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d455f" officeooo:paragraph-rsid="001d455f"/>
    </style:style>
    <style:style style:name="P2" style:family="paragraph" style:parent-style-name="Standard">
      <style:text-properties style:font-name="Arial" officeooo:rsid="001d7797" officeooo:paragraph-rsid="001d7797"/>
    </style:style>
    <style:style style:name="P3" style:family="paragraph" style:parent-style-name="Standard">
      <style:text-properties style:font-name="Arial" officeooo:rsid="0020c481" officeooo:paragraph-rsid="0020c481"/>
    </style:style>
    <style:style style:name="P4" style:family="paragraph" style:parent-style-name="Standard">
      <style:text-properties style:font-name="Arial" officeooo:rsid="0023e27b" officeooo:paragraph-rsid="0023e27b"/>
    </style:style>
    <style:style style:name="P5" style:family="paragraph" style:parent-style-name="Standard">
      <style:text-properties style:font-name="Arial" officeooo:rsid="0027c904" officeooo:paragraph-rsid="0027c904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27c904" officeooo:paragraph-rsid="0027c904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413103" officeooo:paragraph-rsid="00413103"/>
    </style:style>
    <style:style style:name="T1" style:family="text">
      <style:text-properties officeooo:rsid="00200999"/>
    </style:style>
    <style:style style:name="T2" style:family="text">
      <style:text-properties officeooo:rsid="0023317e"/>
    </style:style>
    <style:style style:name="T3" style:family="text">
      <style:text-properties officeooo:rsid="0024b4f5"/>
    </style:style>
    <style:style style:name="T4" style:family="text">
      <style:text-properties officeooo:rsid="0025a2c1"/>
    </style:style>
    <style:style style:name="T5" style:family="text">
      <style:text-properties officeooo:rsid="0026c98b"/>
    </style:style>
    <style:style style:name="T6" style:family="text">
      <style:text-properties fo:font-size="12pt"/>
    </style:style>
    <style:style style:name="T7" style:family="text">
      <style:text-properties fo:font-size="12pt" officeooo:rsid="00349890"/>
    </style:style>
    <style:style style:name="T8" style:family="text">
      <style:text-properties fo:font-size="12pt" officeooo:rsid="00360f68"/>
    </style:style>
    <style:style style:name="T9" style:family="text">
      <style:text-properties fo:font-size="12pt" officeooo:rsid="00366cbb"/>
    </style:style>
    <style:style style:name="T10" style:family="text">
      <style:text-properties fo:font-size="12pt" officeooo:rsid="00381c55"/>
    </style:style>
    <style:style style:name="T11" style:family="text">
      <style:text-properties fo:font-size="12pt" officeooo:rsid="0039ff27"/>
    </style:style>
    <style:style style:name="T12" style:family="text">
      <style:text-properties fo:font-size="12pt" officeooo:rsid="003b1370"/>
    </style:style>
    <style:style style:name="T13" style:family="text">
      <style:text-properties fo:font-size="12pt" officeooo:rsid="003b2528"/>
    </style:style>
    <style:style style:name="T14" style:family="text">
      <style:text-properties fo:font-size="12pt" officeooo:rsid="003d093d"/>
    </style:style>
    <style:style style:name="T15" style:family="text">
      <style:text-properties fo:font-size="12pt" officeooo:rsid="003e0efb"/>
    </style:style>
    <style:style style:name="T16" style:family="text">
      <style:text-properties fo:font-size="12pt" officeooo:rsid="003efd89"/>
    </style:style>
    <style:style style:name="T17" style:family="text">
      <style:text-properties fo:font-size="12pt" officeooo:rsid="003f5528"/>
    </style:style>
    <style:style style:name="T18" style:family="text">
      <style:text-properties fo:font-size="12pt" officeooo:rsid="003f9a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SO Tag 22.11.2022</text:p>
      <text:p text:style-name="P1"/>
      <text:p text:style-name="P2">Das denke ich dazu:</text:p>
      <text:p text:style-name="P2">Abitur: <text:span text:style-name="T1">ist notwendig für akademische Ausbildung</text:span></text:p>
      <text:p text:style-name="P3">Zwischenjahr: <text:span text:style-name="T2">muss nicht sein</text:span></text:p>
      <text:p text:style-name="P4">Studium/Ausbildung: <text:span text:style-name="T3">Wichtig; </text:span><text:span text:style-name="T4">man lernt </text:span><text:span text:style-name="T5">vor allem Unabhängigkeit</text:span></text:p>
      <text:p text:style-name="P5">Berufseinstieg: </text:p>
      <text:p text:style-name="P5"/>
      <text:p text:style-name="P6"><text:line-break/><text:span text:style-name="T6">01 __ ängstlich</text:span> <text:tab/><text:span text:style-name="T6">34 __ kühn</text:span> <text:tab/><text:span text:style-name="T6">67 </text:span><text:span text:style-name="T12">x </text:span><text:span text:style-name="T6"><text:s/>originell</text:span><text:line-break/><text:span text:style-name="T6">02 </text:span><text:span text:style-name="T7">x</text:span><text:span text:style-name="T6"> würdevoll</text:span> <text:tab/><text:span text:style-name="T6">35 </text:span><text:span text:style-name="T8">x </text:span><text:span text:style-name="T6"><text:s/>vertrauensvoll</text:span> <text:tab/><text:span text:style-name="T6">68 __ hilfesuchend</text:span><text:line-break/><text:span text:style-name="T6">03 __ vorsichtig</text:span> <text:tab/><text:span text:style-name="T6">36 </text:span><text:span text:style-name="T8">x </text:span><text:span text:style-name="T6"><text:s/>sorgfältig</text:span> <text:tab/><text:span text:style-name="T6">69 </text:span><text:span text:style-name="T13">x </text:span><text:span text:style-name="T6"><text:s/>geschätzt</text:span><text:line-break/><text:span text:style-name="T6">04 </text:span><text:span text:style-name="T7">x</text:span><text:span text:style-name="T6"> sympathisch</text:span> <text:tab/><text:span text:style-name="T6">37 </text:span><text:span text:style-name="T8">x_</text:span><text:span text:style-name="T6"> konformistisch</text:span> <text:span text:style-name="T6">70 </text:span><text:span text:style-name="T13">x </text:span><text:span text:style-name="T6"><text:s/>sicher</text:span><text:line-break/><text:span text:style-name="T6">05 </text:span><text:span text:style-name="T7">x</text:span><text:span text:style-name="T6"> schlagfertig</text:span> <text:tab/><text:span text:style-name="T6">38 </text:span><text:span text:style-name="T9">x </text:span><text:span text:style-name="T6"><text:s/>gerecht</text:span> <text:tab/><text:span text:style-name="T6">71 </text:span><text:span text:style-name="T13">x </text:span><text:span text:style-name="T6"><text:s/>unverwechselbar</text:span><text:line-break/><text:span text:style-name="T6">06 </text:span><text:span text:style-name="T7">x</text:span><text:span text:style-name="T6"> zweifelnd</text:span> <text:tab/><text:span text:style-name="T6">39 __ listig</text:span> <text:tab/><text:span text:style-name="T6">72 __ wankelmütig</text:span><text:line-break/><text:span text:style-name="T6">07 __ träumerisch</text:span> <text:tab/><text:span text:style-name="T6">40 </text:span><text:span text:style-name="T9">x_</text:span><text:span text:style-name="T6"> unflexibel</text:span> <text:tab/><text:span text:style-name="T6">73 </text:span><text:span text:style-name="T13">x </text:span><text:span text:style-name="T6"><text:s/>äußerst kompetent</text:span><text:line-break/><text:span text:style-name="T6">08 __ verletzlich</text:span> <text:tab/><text:span text:style-name="T6">41 </text:span><text:span text:style-name="T10">x </text:span><text:span text:style-name="T6"><text:s/>wagemutig</text:span> <text:tab/><text:span text:style-name="T6">74 </text:span><text:span text:style-name="T13">x </text:span><text:span text:style-name="T6"><text:s/>moralisch</text:span><text:line-break/><text:span text:style-name="T6">09 __ gefühlsbetont</text:span> <text:tab/><text:span text:style-name="T6">42 </text:span><text:span text:style-name="T10">x </text:span><text:span text:style-name="T6"><text:s/>anspruchsvoll</text:span> <text:tab/><text:span text:style-name="T6">75 </text:span><text:span text:style-name="T13">x </text:span><text:span text:style-name="T6"><text:s/>modern</text:span><text:line-break/><text:span text:style-name="T6">10 __ zuvorkommend</text:span> <text:span text:style-name="T6">43 </text:span><text:span text:style-name="T10">x </text:span><text:span text:style-name="T6"><text:s/>liebenswert</text:span> <text:tab/><text:span text:style-name="T6">76 __ impulsiv</text:span><text:line-break/><text:span text:style-name="T6">11 </text:span><text:span text:style-name="T7">x</text:span><text:span text:style-name="T6"> furchtsam</text:span> <text:tab/><text:span text:style-name="T6">44 </text:span><text:span text:style-name="T10">x </text:span><text:span text:style-name="T6"><text:s/>fordernd</text:span> <text:tab/><text:span text:style-name="T6">77 </text:span><text:span text:style-name="T13">x </text:span><text:span text:style-name="T6"><text:s/>außergewöhnlich</text:span><text:line-break/><text:span text:style-name="T6">12 </text:span><text:span text:style-name="T7">x</text:span><text:span text:style-name="T6"> unterhaltsam</text:span> <text:tab/><text:span text:style-name="T6">45 </text:span><text:span text:style-name="T10">xx</text:span><text:span text:style-name="T6"> vergesslich</text:span> <text:tab/><text:span text:style-name="T6">78 </text:span><text:span text:style-name="T13">x_</text:span><text:span text:style-name="T6"> selbstständig</text:span><text:line-break/><text:span text:style-name="T6">13 </text:span><text:span text:style-name="T7">x</text:span><text:span text:style-name="T6"> eifrig</text:span> <text:tab/><text:tab/><text:span text:style-name="T6">46 </text:span><text:span text:style-name="T11">x </text:span><text:span text:style-name="T6"><text:s/>prinzipientreu</text:span> <text:tab/><text:span text:style-name="T6">79 </text:span><text:span text:style-name="T14">x </text:span><text:span text:style-name="T6"><text:s/>vorurteilslos</text:span><text:line-break/><text:span text:style-name="T6">14 __ modebewusst</text:span> <text:tab/><text:span text:style-name="T6">47 </text:span><text:span text:style-name="T11">x </text:span><text:span text:style-name="T6"><text:s/>befangen</text:span> <text:tab/><text:span text:style-name="T6">80 </text:span><text:span text:style-name="T14">x </text:span><text:span text:style-name="T6"><text:s/>intellektuell</text:span><text:line-break/><text:span text:style-name="T6">15 __ absonderlich</text:span> <text:tab/><text:span text:style-name="T6">48 </text:span><text:span text:style-name="T11">x </text:span><text:span text:style-name="T6"><text:s/>höflich</text:span> <text:tab/><text:span text:style-name="T6">81 __ glücklich</text:span><text:line-break/><text:span text:style-name="T6">16 __ nervös</text:span> <text:tab/><text:span text:style-name="T6">49 </text:span><text:span text:style-name="T11">x </text:span><text:span text:style-name="T6"><text:s/>rechthaberisch</text:span> <text:span text:style-name="T6">82 </text:span><text:span text:style-name="T15">x </text:span><text:span text:style-name="T6"><text:s/>intrigant</text:span><text:line-break/><text:span text:style-name="T6">17 __ wählerisch</text:span> <text:tab/><text:span text:style-name="T6">50 </text:span><text:span text:style-name="T11">x </text:span><text:span text:style-name="T6"><text:s/>freundlich</text:span> <text:tab/><text:span text:style-name="T6">83 </text:span><text:span text:style-name="T15">xx</text:span><text:span text:style-name="T6"> praktisch</text:span><text:line-break/><text:span text:style-name="T6">18 </text:span><text:span text:style-name="T7">x </text:span><text:span text:style-name="T6"><text:s/>offen</text:span> <text:tab/><text:span text:style-name="T6">51 </text:span><text:span text:style-name="T11">x </text:span><text:span text:style-name="T6"><text:s/>fortschrittlich</text:span> <text:tab/><text:span text:style-name="T6">84 </text:span><text:span text:style-name="T16">x </text:span><text:span text:style-name="T6"><text:s/>spaßig</text:span><text:line-break/><text:span text:style-name="T6">19 </text:span><text:span text:style-name="T7">x </text:span><text:span text:style-name="T6"><text:s/>präzise</text:span> <text:tab/><text:span text:style-name="T6">52 __ nachdenklich</text:span> <text:tab/><text:span text:style-name="T6">85 </text:span><text:span text:style-name="T16">xx</text:span><text:span text:style-name="T6"> problembewusst</text:span><text:line-break/><text:span text:style-name="T6">20 </text:span><text:span text:style-name="T7">x </text:span><text:span text:style-name="T6"><text:s/>vernünftig</text:span> <text:tab/><text:span text:style-name="T6">53 __ herzlich</text:span> <text:tab/><text:span text:style-name="T6">86 </text:span><text:span text:style-name="T16">x </text:span><text:span text:style-name="T6"><text:s/>selbstbewusst</text:span><text:line-break/><text:span text:style-name="T6">21 __ schwermütig</text:span> <text:tab/><text:span text:style-name="T6">54 </text:span><text:span text:style-name="T11">x </text:span><text:span text:style-name="T6"><text:s/>hartnäckig</text:span> <text:tab/><text:span text:style-name="T6">87 </text:span><text:span text:style-name="T16">x </text:span><text:span text:style-name="T6"><text:s/>beherrscht</text:span><text:line-break/><text:span text:style-name="T6">22 </text:span><text:span text:style-name="T7">x </text:span><text:span text:style-name="T6"><text:s/>anmutig</text:span> <text:tab/><text:span text:style-name="T6">55 __ sensibel</text:span> <text:tab/><text:span text:style-name="T6">88 </text:span><text:span text:style-name="T16">x </text:span><text:span text:style-name="T6"><text:s/>willensstark</text:span><text:line-break/><text:span text:style-name="T6">23 </text:span><text:span text:style-name="T7">x </text:span><text:span text:style-name="T6"><text:s/>selbstlos</text:span> <text:tab/><text:span text:style-name="T6">56 </text:span><text:span text:style-name="T11">x </text:span><text:span text:style-name="T6"><text:s/>humorvoll</text:span> <text:tab/><text:span text:style-name="T6">89 </text:span><text:span text:style-name="T16">x </text:span><text:span text:style-name="T6"><text:s/>misstrauisch</text:span><text:line-break/><text:span text:style-name="T6">24 </text:span><text:span text:style-name="T7">x</text:span><text:span text:style-name="T6"> leidenschaftlich</text:span> <text:span text:style-name="T6">57 </text:span><text:span text:style-name="T11">x </text:span><text:span text:style-name="T6"><text:s/>lustig</text:span> <text:tab/><text:span text:style-name="T6">90 </text:span><text:span text:style-name="T16">x </text:span><text:span text:style-name="T6"><text:s/>gut informiert</text:span><text:line-break/><text:span text:style-name="T6">25 __ verständnisvoll</text:span> <text:span text:style-name="T6">58 </text:span><text:span text:style-name="T11">x </text:span><text:span text:style-name="T6"><text:s/>liebevoll</text:span> <text:tab/><text:span text:style-name="T6">91 __ dünnhäutig</text:span><text:line-break/><text:span text:style-name="T6">26 __ konservativ</text:span> <text:tab/><text:span text:style-name="T6">59 __ besorgt</text:span> <text:tab/><text:span text:style-name="T6">92 </text:span><text:span text:style-name="T17">x </text:span><text:span text:style-name="T6"><text:s/>beliebt</text:span><text:line-break/><text:span text:style-name="T6">27 </text:span><text:span text:style-name="T7">x </text:span><text:span text:style-name="T6"><text:s/>solide</text:span> <text:tab/><text:span text:style-name="T6">60 </text:span><text:span text:style-name="T11">x </text:span><text:span text:style-name="T6"><text:s/>unerschütterlich</text:span> <text:span text:style-name="T6">93 </text:span><text:span text:style-name="T17">x </text:span><text:span text:style-name="T6"><text:s/>kraftvoll</text:span><text:line-break/><text:span text:style-name="T6">28 </text:span><text:span text:style-name="T7">x </text:span><text:span text:style-name="T6"><text:s/>erwachsen</text:span> <text:tab/><text:span text:style-name="T6">61 </text:span><text:span text:style-name="T11">x </text:span><text:span text:style-name="T6"><text:s/>ruhig</text:span> <text:tab/><text:span text:style-name="T6">94 </text:span><text:span text:style-name="T17">x </text:span><text:span text:style-name="T6"><text:s/>anständig</text:span><text:line-break/><text:span text:style-name="T6">29 __ mitfühlend</text:span> <text:tab/><text:span text:style-name="T6">62 </text:span><text:span text:style-name="T11">x </text:span><text:span text:style-name="T6"><text:s/>hilfreich</text:span> <text:tab/><text:span text:style-name="T6">95 </text:span><text:span text:style-name="T17">x </text:span><text:span text:style-name="T6"><text:s/>gelassen</text:span><text:line-break/><text:span text:style-name="T6">30 </text:span><text:span text:style-name="T7">x </text:span><text:span text:style-name="T6"><text:s/>unparteiisch</text:span> <text:tab/><text:span text:style-name="T6">63 </text:span><text:span text:style-name="T11">x </text:span><text:span text:style-name="T6"><text:s/>gütig</text:span> <text:tab/><text:span text:style-name="T6">96 </text:span><text:span text:style-name="T17">x </text:span><text:span text:style-name="T6"><text:s/>milde</text:span><text:line-break/><text:span text:style-name="T6">31 __ ordentlich</text:span> <text:tab/><text:span text:style-name="T6">64 </text:span><text:span text:style-name="T11">x </text:span><text:span text:style-name="T6"><text:s/>korrekt</text:span> <text:tab/><text:span text:style-name="T6">97 </text:span><text:span text:style-name="T18">x </text:span><text:span text:style-name="T6"><text:s/>nichtaggressiv</text:span><text:line-break/><text:span text:style-name="T6">32 </text:span><text:span text:style-name="T7">x </text:span><text:span text:style-name="T6"><text:s/>ruhig</text:span> <text:tab/><text:span text:style-name="T6">65 </text:span><text:span text:style-name="T11">x </text:span><text:span text:style-name="T6"><text:s/>tolerant</text:span> <text:tab/><text:span text:style-name="T6">98 __ zufrieden</text:span><text:line-break/><text:span text:style-name="T6">33 __ gemächlich</text:span> <text:tab/><text:span text:style-name="T6">66 </text:span><text:span text:style-name="T11">x </text:span><text:span text:style-name="T6"><text:s/>zurückgezogen</text:span> <text:span text:style-name="T6">99 </text:span><text:span text:style-name="T18">x </text:span><text:span text:style-name="T6"><text:s/>unkompliziert</text:span> </text:p>
      <text:p text:style-name="P6"/>
      <text:p text:style-name="P6"/>
      <text:p text:style-name="P7">1:14</text:p>
      <text:p text:style-name="P7">2:10</text:p>
      <text:p text:style-name="P7">3:14</text:p>
      <text:p text:style-name="P7">4:9</text:p>
      <text:p text:style-name="P7">5:1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2T11:13:18.498000000</dc:date>
    <meta:editing-duration>PT30M26S</meta:editing-duration>
    <meta:editing-cycles>29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2" meta:word-count="329" meta:character-count="1950" meta:non-whitespace-character-count="1513"/>
  </office:meta>
</office:document-meta>
</file>